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120" officeooo:paragraph-rsid="000401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ga_api/<text:tab/><text:tab/><text:tab/><text:tab/>// Diretório com o núcleo da <text:span text:style-name="T1">web API.</text:span></text:p>
      <text:p text:style-name="P1"><text:tab/>api_0_0/<text:tab/><text:tab/><text:tab/>// Diretório de uma versão específica da <text:span text:style-name="T1">web API.</text:span></text:p>
      <text:p text:style-name="P1"><text:tab/><text:tab/>views.py<text:tab/><text:tab/>// Arquivo de programa com implementação da <text:span text:style-name="T2">web API.</text:span></text:p>
      <text:p text:style-name="P1"><text:tab/>etl/<text:tab/><text:tab/><text:tab/><text:tab/>// Programas para extração de dados. Exemplo dados do <text:span text:style-name="T1">QTM</text:span>. </text:p>
      <text:p text:style-name="P1"><text:tab/>ml/<text:tab/><text:tab/><text:tab/><text:tab/>// Algoritmos de aprendizado de máquina. Exemplo <text:span text:style-name="T1">CMAC</text:span>.</text:p>
      <text:p text:style-name="P1"><text:tab/>physics/<text:tab/><text:tab/><text:tab/>// Algoritmos para cálculos físico. Exemplo velocidades, etc.</text:p>
      <text:p text:style-name="P1"><text:tab/>test_rest.py<text:tab/><text:tab/><text:tab/>// Programa para testes automatizados da <text:span text:style-name="T1">web API</text:span>.</text:p>
      <text:p text:style-name="P1">commands.py<text:tab/><text:tab/><text:tab/><text:tab/>// Comandos de gestão do projeto</text:p>
      <text:p text:style-name="P1">config.py <text:s text:c="43"/>// Config. de ambientes de desenvolvimento, testes e produção</text:p>
      <text:p text:style-name="P1">manage.py<text:tab/><text:tab/><text:tab/><text:tab/>// Programa de gestão do projeto</text:p>
      <text:p text:style-name="P1">requirements.txt<text:tab/><text:tab/><text:tab/>// Lista de bibliotecas utilizadas pelo proje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6:50:52.439471278</meta:creation-date>
    <dc:date>2015-09-22T17:00:10.882913745</dc:date>
    <meta:editing-duration>P0D</meta:editing-duration>
    <meta:editing-cycles>1</meta:editing-cycles>
    <meta:document-statistic meta:table-count="0" meta:image-count="0" meta:object-count="0" meta:page-count="1" meta:paragraph-count="11" meta:word-count="99" meta:character-count="714" meta:non-whitespace-character-count="551"/>
    <meta:generator>LibreOffice/4.2.8.2$Linux_X86_64 LibreOffice_project/420m0$Build-2</meta:generator>
  </office:meta>
</office:document-meta>
</file>